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Regular" svg:font-family="Inter Regular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automatic-styles>
    <style:style style:name="P1" style:parent-style-name="Corpo" style:master-page-name="MP0" style:family="paragraph">
      <style:paragraph-properties fo:break-before="page" fo:margin-bottom="0.0694in" fo:line-height="120%"/>
      <style:text-properties style:font-name="Inter Regular" style:font-name-asian="Inter Regular" style:font-name-complex="Inter Regular" fo:font-size="16pt" style:font-size-asian="16pt" style:font-size-complex="16pt"/>
    </style:style>
    <style:style style:name="P12" style:parent-style-name="Corpo" style:family="paragraph">
      <style:paragraph-properties fo:margin-bottom="0.0694in" fo:line-height="120%"/>
    </style:style>
    <style:style style:name="T13" style:parent-style-name="Car.predefinitoparagrafo" style:family="text">
      <style:text-properties style:font-name="Inter Bold" fo:color="#0076BA" fo:font-size="16pt" style:font-size-asian="16pt" style:font-size-complex="16pt"/>
    </style:style>
    <style:style style:name="P14" style:parent-style-name="Corpo" style:family="paragraph">
      <style:paragraph-properties fo:text-align="justify" fo:margin-bottom="0.0694in" fo:line-height="120%"/>
    </style:style>
    <style:style style:name="T15" style:parent-style-name="Car.predefinitoparagrafo" style:family="text">
      <style:text-properties style:font-name="Inter Regular"/>
    </style:style>
    <style:style style:name="T16" style:parent-style-name="Car.predefinitoparagrafo" style:family="text">
      <style:text-properties style:font-name="Inter Regular" style:font-name-asian="Inter Regular" style:font-name-complex="Inter Regular"/>
    </style:style>
    <style:style style:name="T17" style:parent-style-name="Car.predefinitoparagrafo" style:family="text">
      <style:text-properties style:font-name="Inter Regular"/>
    </style:style>
    <style:style style:name="P18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19" style:parent-style-name="Corpo" style:list-style-name="Numerato" style:family="paragraph">
      <style:paragraph-properties fo:text-align="justify" fo:margin-bottom="0.0694in" fo:line-height="120%"/>
    </style:style>
    <style:style style:name="T20" style:parent-style-name="Car.predefinitoparagrafo" style:family="text">
      <style:text-properties style:font-name="Inter Regular"/>
    </style:style>
    <style:style style:name="T21" style:parent-style-name="Car.predefinitoparagrafo" style:family="text">
      <style:text-properties style:font-name="Inter Regular" style:font-name-asian="Inter Regular" style:font-name-complex="Inter Regular"/>
    </style:style>
    <style:style style:name="P22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23" style:parent-style-name="Corpo" style:list-style-name="Numerato" style:family="paragraph">
      <style:paragraph-properties fo:text-align="justify" fo:margin-bottom="0.0694in" fo:line-height="120%"/>
    </style:style>
    <style:style style:name="T24" style:parent-style-name="Car.predefinitoparagrafo" style:family="text">
      <style:text-properties style:font-name="Inter Regular"/>
    </style:style>
    <style:style style:name="T25" style:parent-style-name="Car.predefinitoparagrafo" style:family="text">
      <style:text-properties style:font-name="Inter Regular" style:font-name-asian="Inter Regular" style:font-name-complex="Inter Regular"/>
    </style:style>
    <style:style style:name="T26" style:parent-style-name="Car.predefinitoparagrafo" style:family="text">
      <style:text-properties style:font-name="Inter Regular"/>
    </style:style>
    <style:style style:name="T27" style:parent-style-name="Car.predefinitoparagrafo" style:family="text">
      <style:text-properties style:font-name="Inter Regular" style:font-name-asian="Inter Regular" style:font-name-complex="Inter Regular"/>
    </style:style>
    <style:style style:name="T28" style:parent-style-name="Car.predefinitoparagrafo" style:family="text">
      <style:text-properties style:font-name="Inter Regular"/>
    </style:style>
    <style:style style:name="P29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0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31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2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3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4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5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6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39" style:parent-style-name="Corpo" style:list-style-name="Numerato" style:family="paragraph">
      <style:paragraph-properties fo:text-align="justify" fo:margin-bottom="0.0694in" fo:line-height="120%"/>
    </style:style>
    <style:style style:name="T40" style:parent-style-name="Car.predefinitoparagrafo" style:family="text">
      <style:text-properties style:font-name="Inter Regular"/>
    </style:style>
    <style:style style:name="T41" style:parent-style-name="Car.predefinitoparagrafo" style:family="text">
      <style:text-properties style:font-name="Inter Regular" style:font-name-asian="Inter Regular" style:font-name-complex="Inter Regular"/>
    </style:style>
    <style:style style:name="P42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43" style:parent-style-name="Corpo" style:list-style-name="Numerato" style:family="paragraph">
      <style:paragraph-properties fo:text-align="justify" fo:margin-bottom="0.0694in" fo:line-height="120%"/>
    </style:style>
    <style:style style:name="T44" style:parent-style-name="Car.predefinitoparagrafo" style:family="text">
      <style:text-properties style:font-name="Inter Regular"/>
    </style:style>
    <style:style style:name="T45" style:parent-style-name="Car.predefinitoparagrafo" style:family="text">
      <style:text-properties style:font-name="Inter Regular" style:font-name-asian="Inter Regular" style:font-name-complex="Inter Regular"/>
    </style:style>
    <style:style style:name="P46" style:parent-style-name="Corpo" style:family="paragraph">
      <style:paragraph-properties fo:break-before="page" fo:text-align="justify" fo:margin-bottom="0.0694in" fo:line-height="120%"/>
      <style:text-properties style:font-name="Inter Semi Bold" style:font-name-asian="Inter Semi Bold" style:font-name-complex="Inter Semi Bold" fo:font-size="16pt" style:font-size-asian="16pt" style:font-size-complex="16pt"/>
    </style:style>
    <style:style style:name="P47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4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49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0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1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2" style:parent-style-name="Corpo" style:list-style-name="Numerato" style:family="paragraph">
      <style:paragraph-properties fo:text-align="justify" fo:margin-bottom="0.0694in" fo:line-height="120%"/>
    </style:style>
    <style:style style:name="T53" style:parent-style-name="Car.predefinitoparagrafo" style:family="text">
      <style:text-properties style:font-name="Inter Regular"/>
    </style:style>
    <style:style style:name="T54" style:parent-style-name="Car.predefinitoparagrafo" style:family="text">
      <style:text-properties style:font-name="Inter Regular" style:font-name-asian="Inter Regular" style:font-name-complex="Inter Regular"/>
    </style:style>
    <style:style style:name="P55" style:parent-style-name="Corpo" style:list-style-name="Numerato" style:family="paragraph">
      <style:paragraph-properties fo:text-align="justify" fo:margin-bottom="0.0694in" fo:line-height="120%"/>
      <style:text-properties style:font-name="Inter Semi Bold"/>
    </style:style>
    <style:style style:name="P56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59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60" style:parent-style-name="Corpo" style:list-style-name="Numerato" style:family="paragraph">
      <style:paragraph-properties fo:text-align="justify" fo:margin-bottom="0.0694in" fo:line-height="120%"/>
    </style:style>
    <style:style style:name="T61" style:parent-style-name="Car.predefinitoparagrafo" style:family="text">
      <style:text-properties style:font-name="Inter Regular"/>
    </style:style>
    <style:style style:name="T62" style:parent-style-name="Car.predefinitoparagrafo" style:family="text">
      <style:text-properties style:font-name="Inter Regular" style:font-name-asian="Inter Regular" style:font-name-complex="Inter Regular"/>
    </style:style>
    <style:style style:name="P63" style:parent-style-name="Corpo" style:list-style-name="Numerato" style:family="paragraph">
      <style:paragraph-properties fo:text-align="justify" fo:margin-bottom="0.0694in" fo:line-height="120%"/>
    </style:style>
    <style:style style:name="T64" style:parent-style-name="Car.predefinitoparagrafo" style:family="text">
      <style:text-properties style:font-name="Inter Semi Bold"/>
    </style:style>
    <style:style style:name="T65" style:parent-style-name="Car.predefinitoparagrafo" style:family="text">
      <style:text-properties style:font-name="Inter Semi Bold" style:font-name-asian="Inter Semi Bold" style:font-name-complex="Inter Semi Bold"/>
    </style:style>
    <style:style style:name="T66" style:parent-style-name="Car.predefinitoparagrafo" style:family="text">
      <style:text-properties style:font-name="Inter Regular"/>
    </style:style>
    <style:style style:name="P6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6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69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70" style:parent-style-name="Corpo" style:list-style-name="Numerato" style:family="paragraph">
      <style:paragraph-properties fo:text-align="justify" fo:margin-bottom="0.0694in" fo:line-height="120%"/>
    </style:style>
    <style:style style:name="T71" style:parent-style-name="Car.predefinitoparagrafo" style:family="text">
      <style:text-properties style:font-name="Inter Regular"/>
    </style:style>
    <style:style style:name="T72" style:parent-style-name="Car.predefinitoparagrafo" style:family="text">
      <style:text-properties style:font-name="Inter Regular" style:font-name-asian="Inter Regular" style:font-name-complex="Inter Regular"/>
    </style:style>
    <style:style style:name="P73" style:parent-style-name="Corpo" style:list-style-name="Numerato" style:family="paragraph">
      <style:paragraph-properties fo:text-align="justify" fo:margin-bottom="0.0694in" fo:line-height="120%"/>
    </style:style>
    <style:style style:name="T74" style:parent-style-name="Car.predefinitoparagrafo" style:family="text">
      <style:text-properties style:font-name="Inter Semi Bold"/>
    </style:style>
    <style:style style:name="T75" style:parent-style-name="Car.predefinitoparagrafo" style:family="text">
      <style:text-properties style:font-name="Inter Semi Bold" style:font-name-asian="Inter Semi Bold" style:font-name-complex="Inter Semi Bold"/>
    </style:style>
    <style:style style:name="T76" style:parent-style-name="Car.predefinitoparagrafo" style:family="text">
      <style:text-properties style:font-name="Inter Regular"/>
    </style:style>
    <style:style style:name="P7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7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79" style:parent-style-name="Corpo" style:list-style-name="Numerato" style:family="paragraph">
      <style:paragraph-properties fo:text-align="justify" fo:margin-bottom="0.0694in" fo:line-height="120%"/>
    </style:style>
    <style:style style:name="T80" style:parent-style-name="Car.predefinitoparagrafo" style:family="text">
      <style:text-properties style:font-name="Inter Regular"/>
    </style:style>
    <style:style style:name="T81" style:parent-style-name="Car.predefinitoparagrafo" style:family="text">
      <style:text-properties style:font-name="Inter Regular" style:font-name-asian="Inter Regular" style:font-name-complex="Inter Regular"/>
    </style:style>
    <style:style style:name="P82" style:parent-style-name="Corpo" style:family="paragraph">
      <style:paragraph-properties fo:break-before="page" fo:text-align="justify" fo:margin-bottom="0.0694in" fo:line-height="120%"/>
      <style:text-properties style:font-name="Inter Semi Bold" style:font-name-asian="Inter Semi Bold" style:font-name-complex="Inter Semi Bold" fo:font-size="16pt" style:font-size-asian="16pt" style:font-size-complex="16pt"/>
    </style:style>
    <style:style style:name="P83" style:parent-style-name="Corpo" style:list-style-name="Numerato" style:family="paragraph">
      <style:paragraph-properties fo:text-align="justify" fo:margin-bottom="0.0694in" fo:line-height="120%"/>
    </style:style>
    <style:style style:name="T84" style:parent-style-name="Car.predefinitoparagrafo" style:family="text">
      <style:text-properties style:font-name="Inter Semi Bold"/>
    </style:style>
    <style:style style:name="T85" style:parent-style-name="Car.predefinitoparagrafo" style:family="text">
      <style:text-properties style:font-name="Inter Semi Bold" style:font-name-asian="Inter Semi Bold" style:font-name-complex="Inter Semi Bold"/>
    </style:style>
    <style:style style:name="T86" style:parent-style-name="Car.predefinitoparagrafo" style:family="text">
      <style:text-properties style:font-name="Inter Regular"/>
    </style:style>
    <style:style style:name="P8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88" style:parent-style-name="Corpo" style:list-style-name="Numerato" style:family="paragraph">
      <style:paragraph-properties fo:text-align="justify" fo:margin-bottom="0.0694in" fo:line-height="120%"/>
    </style:style>
    <style:style style:name="T89" style:parent-style-name="Car.predefinitoparagrafo" style:family="text">
      <style:text-properties style:font-name="Inter Regular"/>
    </style:style>
    <style:style style:name="T90" style:parent-style-name="Car.predefinitoparagrafo" style:family="text">
      <style:text-properties style:font-name="Inter Regular" style:font-name-asian="Inter Regular" style:font-name-complex="Inter Regular"/>
    </style:style>
    <style:style style:name="P91" style:parent-style-name="Corpo" style:list-style-name="Numerato" style:family="paragraph">
      <style:paragraph-properties fo:text-align="justify" fo:margin-bottom="0.0694in" fo:line-height="120%"/>
    </style:style>
    <style:style style:name="T92" style:parent-style-name="Car.predefinitoparagrafo" style:family="text">
      <style:text-properties style:font-name="Inter Semi Bold"/>
    </style:style>
    <style:style style:name="T93" style:parent-style-name="Car.predefinitoparagrafo" style:family="text">
      <style:text-properties style:font-name="Inter Semi Bold" style:font-name-asian="Inter Semi Bold" style:font-name-complex="Inter Semi Bold"/>
    </style:style>
    <style:style style:name="T94" style:parent-style-name="Car.predefinitoparagrafo" style:family="text">
      <style:text-properties style:font-name="Inter Regular"/>
    </style:style>
    <style:style style:name="P95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96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97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98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99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100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101" style:parent-style-name="Corpo" style:list-style-name="Numerato" style:family="paragraph">
      <style:paragraph-properties fo:text-align="justify" fo:margin-bottom="0.0694in" fo:line-height="120%"/>
      <style:text-properties style:font-name="Inter Regular"/>
    </style:style>
    <style:style style:name="P102" style:parent-style-name="Corpo" style:list-style-name="Numerato" style:family="paragraph">
      <style:paragraph-properties fo:text-align="justify" fo:margin-bottom="0.0694in" fo:line-height="120%"/>
    </style:style>
    <style:style style:name="T103" style:parent-style-name="Car.predefinitoparagrafo" style:family="text">
      <style:text-properties style:font-name="Inter Regular"/>
    </style:style>
  </office:automatic-styles>
  <office:body>
    <office:text text:use-soft-page-breaks="true">
      <text:p text:style-name="P1"/>
      <text:p text:style-name="P12"><text:span text:style-name="T13">Requisiti Funzionali</text:span></text:p>
      <text:p text:style-name="P14"><text:span text:style-name="T15">Nella presente sezione vengono elencati i requisiti funzionali (RF) del sistema, divisi per pagina.</text:span><text:span text:style-name="T16"><text:line-break/></text:span><text:span text:style-name="T17">Si specifica che, se non diversamente indicato, le azioni sono disponibili per tutte le tipologie di utente.</text:span></text:p>
      <text:list text:style-name="Numerato" text:continue-numbering="true">
        <text:list-item>
          <text:p text:style-name="P18">Requisiti di sistema</text:p>
          <text:list text:continue-numbering="true">
            <text:list-item>
              <text:p text:style-name="P19"><text:span text:style-name="T20">Il sistema dev’essere un sito web.</text:span><text:span text:style-name="T21"><text:line-break/></text:span></text:p>
            </text:list-item>
          </text:list>
        </text:list-item>
        <text:list-item>
          <text:p text:style-name="P22">Requisiti d’accesso</text:p>
          <text:list text:continue-numbering="true">
            <text:list-item>
              <text:p text:style-name="P23"><text:span text:style-name="T24">Il sistema prevede tre tipologie di utente: anonimo, acquirente e venditore</text:span><text:span text:style-name="T25"><text:line-break/></text:span><text:span text:style-name="T26">Un utente anonimo, una volta autenticato, ottiene lo status di acquirente; per diventare venditore deve completare il profilo, accettare le condizioni di utilizzo specifiche e creare una nuova inserzione.</text:span><text:span text:style-name="T27"><text:line-break/></text:span><text:span text:style-name="T28">Un acquirente può essere anche un venditore.</text:span></text:p>
            </text:list-item>
            <text:list-item>
              <text:p text:style-name="P29">In relazione al punto precedente l’applicazione deve permettere la registrazione e l’autenticazione tramite appositi form.</text:p>
            </text:list-item>
          </text:list>
        </text:list-item>
        <text:list-item>
          <text:p text:style-name="P30">Requisiti comuni a tutte le pagine</text:p>
          <text:list text:continue-numbering="true">
            <text:list-item>
              <text:p text:style-name="P31">Da ogni pagina dovrà essere possibile effettuare le seguenti operazioni:</text:p>
              <text:list text:continue-numbering="true">
                <text:list-item>
                  <text:p text:style-name="P32">Registrarsi e/o accedere (solo per utenti anonimi).</text:p>
                </text:list-item>
                <text:list-item>
                  <text:p text:style-name="P33">Visualizzare la pagina del profilo personale (solo utenti autenticati).</text:p>
                </text:list-item>
                <text:list-item>
                  <text:p text:style-name="P34">Visualizzare la propria wishlist (solo utenti autenticati).</text:p>
                </text:list-item>
                <text:list-item>
                  <text:p text:style-name="P35">Andare al carrello (solo utenti autenticati).</text:p>
                </text:list-item>
                <text:list-item>
                  <text:p text:style-name="P36">Accedere alla sezione vendite (solo venditori).</text:p>
                </text:list-item>
                <text:list-item>
                  <text:p text:style-name="P37">Accedere alle proprie chat (solo utenti autenticati).</text:p>
                </text:list-item>
                <text:list-item>
                  <text:p text:style-name="P38">Visualizzare una pagina di aiuto contenente FAQ, informazioni di contatto e guida d’utilizzo del sito.</text:p>
                </text:list-item>
              </text:list>
            </text:list-item>
            <text:list-item>
              <text:p text:style-name="P39"><text:span text:style-name="T40"><text:s/>Ogni qualvolta è riportato un prezzo questo dovrà essere chiaro, non interpretabile e comprensivo di relativa valuta.</text:span><text:span text:style-name="T41"><text:line-break/></text:span></text:p>
            </text:list-item>
          </text:list>
        </text:list-item>
        <text:list-item>
          <text:p text:style-name="P42">Landing page</text:p>
          <text:list text:continue-numbering="true">
            <text:list-item>
              <text:p text:style-name="P43"><text:span text:style-name="T44"><text:s/>Iniziare una ricerca.</text:span><text:span text:style-name="T45"><text:line-break/></text:span></text:p>
            </text:list-item>
          </text:list>
        </text:list-item>
      </text:list>
      <text:p text:style-name="P46"/>
      <text:list text:style-name="Numerato" text:continue-numbering="true">
        <text:list-item>
          <text:p text:style-name="P47">Marketplace</text:p>
          <text:list text:continue-numbering="true">
            <text:list-item>
              <text:p text:style-name="P48">La pagina permette di effettuare ricerche.</text:p>
            </text:list-item>
            <text:list-item>
              <text:p text:style-name="P49">È possibile visualizzare la lista di prodotti in vendita corrispondenti ai termini di ricerca.</text:p>
            </text:list-item>
            <text:list-item>
              <text:p text:style-name="P50">È possibile applicare filtri e ordinamenti ai risultati della ricerca.</text:p>
            </text:list-item>
            <text:list-item>
              <text:p text:style-name="P51">Si può accedere alla pagina specifica di un prodotto.</text:p>
            </text:list-item>
            <text:list-item>
              <text:p text:style-name="P52"><text:span text:style-name="T53">Per ogni prodotto in lista è possibile visualizzare prezzo (con eventuali spese di spedizione) e provincia di provenienza.</text:span><text:span text:style-name="T54"><text:line-break/></text:span></text:p>
            </text:list-item>
          </text:list>
        </text:list-item>
        <text:list-item>
          <text:p text:style-name="P55">Pagina prodotto</text:p>
          <text:list text:continue-numbering="true">
            <text:list-item>
              <text:p text:style-name="P56">È necessario poter visualizzare il titolo dell’inserzione, la descrizione e le foto allegate.</text:p>
            </text:list-item>
            <text:list-item>
              <text:p text:style-name="P57">È possibile visualizzare il prezzo di vendita (con eventuali spese di spedizione).</text:p>
            </text:list-item>
            <text:list-item>
              <text:p text:style-name="P58">Si possono eseguire le seguenti azioni (solo utenti autenticati): aggiungere al carrello, procedere al checkout, aggiungere il prodotto alla wishlist, iniziare una chat privata <text:s/>(in cui è possibile scambiare contenuti testuali e/o multimediali) con il venditore e creare una proposta d’acquisto.</text:p>
            </text:list-item>
            <text:list-item>
              <text:p text:style-name="P59">È presente una sezione riportante informazioni basilari sul venditore e la sua affidabilità (basata sulle recensioni).</text:p>
            </text:list-item>
            <text:list-item>
              <text:p text:style-name="P60"><text:span text:style-name="T61">È possibile prendere visione della politica di reso applicata dal venditore.</text:span><text:span text:style-name="T62"><text:line-break/></text:span></text:p>
            </text:list-item>
          </text:list>
        </text:list-item>
        <text:list-item>
          <text:p text:style-name="P63"><text:span text:style-name="T64">Carrello</text:span><text:span text:style-name="T65"><text:line-break/></text:span><text:span text:style-name="T66">Questa pagina è accessibile solo ad utenti autenticati.</text:span></text:p>
          <text:list text:continue-numbering="true">
            <text:list-item>
              <text:p text:style-name="P67">È possibile modificare la quantità d’ordine per ogni singolo prodotto.</text:p>
            </text:list-item>
            <text:list-item>
              <text:p text:style-name="P68">È possibile rimuovere prodotti dal carrello.</text:p>
            </text:list-item>
            <text:list-item>
              <text:p text:style-name="P69">È possibile accede alla pagina di uno specifico prodotto.</text:p>
            </text:list-item>
            <text:list-item>
              <text:p text:style-name="P70"><text:span text:style-name="T71">Si può procedere con il checkout.</text:span><text:span text:style-name="T72"><text:line-break/></text:span></text:p>
            </text:list-item>
          </text:list>
        </text:list-item>
        <text:list-item>
          <text:p text:style-name="P73"><text:span text:style-name="T74">Wishlist</text:span><text:span text:style-name="T75"><text:line-break/></text:span><text:span text:style-name="T76">Questa pagina è accessibile solo ad utenti autenticati.</text:span></text:p>
          <text:list text:continue-numbering="true">
            <text:list-item>
              <text:p text:style-name="P77">È possibile rimuovere elementi.</text:p>
            </text:list-item>
            <text:list-item>
              <text:p text:style-name="P78">Si possono aggiungere prodotti al carrello.</text:p>
            </text:list-item>
            <text:list-item>
              <text:p text:style-name="P79"><text:span text:style-name="T80">È possibile accede alla pagina di uno specifico prodotto.</text:span><text:span text:style-name="T81"><text:line-break/></text:span></text:p>
            </text:list-item>
          </text:list>
        </text:list-item>
      </text:list>
      <text:p text:style-name="P82"/>
      <text:list text:style-name="Numerato" text:continue-numbering="true">
        <text:list-item>
          <text:p text:style-name="P83"><text:span text:style-name="T84">Profilo Personale</text:span><text:span text:style-name="T85"><text:line-break/></text:span><text:span text:style-name="T86">Questa pagina è accessibile solo ad utenti autenticati.</text:span></text:p>
          <text:list text:continue-numbering="true">
            <text:list-item>
              <text:p text:style-name="P87">È permesso visualizzare e modificare le proprie informazioni personali, quali indirizzi, metodi di pagamento, informazioni di contatto e credenziali d’accesso.</text:p>
            </text:list-item>
            <text:list-item>
              <text:p text:style-name="P88"><text:span text:style-name="T89">Una volta ricevuto l’oggetto, l’applicazione notifica (anche via email) all’acquirente la possibilità di compilare una recensione a favore del venditore.</text:span><text:span text:style-name="T90"><text:line-break/></text:span></text:p>
            </text:list-item>
          </text:list>
        </text:list-item>
        <text:list-item>
          <text:p text:style-name="P91"><text:span text:style-name="T92">Profilo Venditore</text:span><text:span text:style-name="T93"><text:line-break/></text:span><text:span text:style-name="T94">Questa pagina è accessibile solo ai venditori.</text:span></text:p>
          <text:list text:continue-numbering="true">
            <text:list-item>
              <text:p text:style-name="P95">È possibile creare/eliminare/modificare un’inserzione.</text:p>
            </text:list-item>
            <text:list-item>
              <text:p text:style-name="P96">L’applicazione fornisce dei suggerimenti sulle tariffe di spedizione.</text:p>
            </text:list-item>
            <text:list-item>
              <text:p text:style-name="P97">Il sistema informa il venditore dell’applicazione di commissioni.</text:p>
            </text:list-item>
            <text:list-item>
              <text:p text:style-name="P98">Si può visualizzare uno storico degli ordini completati o ancora aperti.</text:p>
            </text:list-item>
            <text:list-item>
              <text:p text:style-name="P99">L’applicazione notifica (anche via email) al venditore la ricezione di nuovi messaggi e/o proposte d’acquisto.</text:p>
            </text:list-item>
            <text:list-item>
              <text:p text:style-name="P100">Le proposte d’acquisto possono essere accettate o rifiutate.</text:p>
            </text:list-item>
            <text:list-item>
              <text:p text:style-name="P101">L’applicazione deve trattenere il 5% del valore di vendita come commissione.</text:p>
            </text:list-item>
            <text:list-item>
              <text:p text:style-name="P102"><text:span text:style-name="T103">È possibile visualizzare lo stato dei pagamenti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Regular" svg:font-family="Inter Regular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0in solid #FFFFFF" fo:padding="0.4305in" style:shadow="#000000 0in 0in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>
      <style:text-properties style:text-underline-type="single" style:text-underline-style="solid" style:text-underline-width="auto" style:text-underline-mode="continuous"/>
    </style:style>
    <style:style style:name="Intestazioneepièdipagina" style:display-name="Intestazione e piè di pagina" style:family="paragraph">
      <style:paragraph-properties>
        <style:tab-stops>
          <style:tab-stop style:type="right" style:position="6.2638in"/>
        </style:tab-stops>
      </style:paragraph-properties>
      <style:text-properties style:font-name="Helvetica Neue" style:font-name-complex="Arial Unicode MS" fo:color="#000000" fo:font-size="12pt" style:font-size-asian="12pt" style:font-size-complex="12pt" fo:hyphenate="false"/>
    </style:style>
    <style:style style:name="Corpo" style:display-name="Corpo" style:family="paragraph">
      <style:text-properties style:font-name="Helvetica Neue" style:font-name-asian="Helvetica Neue" style:font-name-complex="Helvetica Neue" fo:color="#000000" fo:font-size="11pt" style:font-size-asian="11pt" style:font-size-complex="11pt" fo:hyphenate="false"/>
    </style:style>
    <style:style style:name="WW_CharLFO1LVL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/>
    </style:style>
    <text:list-style style:name="Numerato" style:display-name="Numerato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0000" draw:opacity="100%" draw:stroke="none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1972in"/>
      </style:footer-style>
    </style:page-layout>
    <style:style style:name="P2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P3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4" style:parent-style-name="Car.predefinitoparagrafo" style:family="text">
      <style:text-properties style:font-name="Inter Regular" fo:font-size="10pt" style:font-size-asian="10pt" style:font-size-complex="10pt"/>
    </style:style>
    <style:style style:name="T5" style:parent-style-name="Car.predefinitoparagrafo" style:family="text">
      <style:text-properties style:font-name="Inter Regular" fo:font-size="10pt" style:font-size-asian="10pt" style:font-size-complex="10pt"/>
    </style:style>
    <style:style style:name="T6" style:parent-style-name="Car.predefinitoparagrafo" style:family="text">
      <style:text-properties style:font-name="Inter Regular" style:font-name-asian="Inter Regular" style:font-name-complex="Inter Regular" fo:font-size="10pt" style:font-size-asian="10pt" style:font-size-complex="10pt"/>
    </style:style>
    <style:style style:name="T7" style:parent-style-name="Car.predefinitoparagrafo" style:family="text">
      <style:text-properties style:font-name="Inter Regular" fo:font-size="10pt" style:font-size-asian="10pt" style:font-size-complex="10pt"/>
    </style:style>
    <style:style style:name="P8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9" style:parent-style-name="Car.predefinitoparagrafo" style:family="text">
      <style:text-properties fo:color="#929292" fo:font-size="10pt" style:font-size-asian="10pt" style:font-size-complex="10pt"/>
    </style:style>
    <style:style style:name="T10" style:parent-style-name="Car.predefinitoparagrafo" style:family="text">
      <style:text-properties fo:color="#929292" fo:font-size="10pt" style:font-size-asian="10pt" style:font-size-complex="10pt"/>
    </style:style>
    <style:style style:name="T11" style:parent-style-name="Car.predefinitoparagrafo" style:family="text">
      <style:text-properties fo:color="#929292" fo:font-size="10pt" style:font-size-asian="10pt" style:font-size-complex="10pt"/>
    </style:style>
    <style:style style:family="graphic" style:name="a0" style:parent-style-name="Graphics">
      <style:graphic-properties fo:border="0.01389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officeArt object" text:anchor-type="as-char" svg:x="0in" svg:y="0in" svg:width="1.96851in" svg:height="0.59055in" style:rel-width="scale" style:rel-height="scale"><draw:image xlink:href="media/image1.png" xlink:type="simple" xlink:show="embed" xlink:actuate="onLoad"/><svg:title/><svg:desc>Immagine</svg:desc></draw:frame></text:p>
        <text:p text:style-name="P3"><text:span text:style-name="T4"><text:tab/></text:span><text:span text:style-name="T5"><text:tab/>Dipartimento di Ingegneria e</text:span><text:span text:style-name="T6"><text:line-break/></text:span><text:span text:style-name="T7">Scienza dell’Informazione</text:span></text:p>
      </style:header>
      <style:footer>
        <text:p text:style-name="P8"><text:span text:style-name="T9">Version: 1.0</text:span><text:span text:style-name="T10"><text:tab/></text:span><text:span text:style-name="T11"><text:tab/>D1, 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ccin, Andrea</dc:creator>
    <meta:creation-date>2022-10-10T09:13:00Z</meta:creation-date>
    <dc:date>2022-10-10T09:13:00Z</dc:date>
    <meta:template xlink:href="Normal.dotm" xlink:type="simple"/>
    <meta:editing-cycles>2</meta:editing-cycles>
    <meta:editing-duration>PT0S</meta:editing-duration>
    <meta:document-statistic meta:page-count="3" meta:paragraph-count="8" meta:word-count="602" meta:character-count="4028" meta:row-count="28" meta:non-whitespace-character-count="3434"/>
  </office:meta>
</office:document-meta>
</file>